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5b1e" officeooo:paragraph-rsid="05435b1e"/>
    </style:style>
    <style:style style:name="P11" style:family="paragraph" style:parent-style-name="Text_20_body">
      <style:text-properties officeooo:rsid="0543704d" officeooo:paragraph-rsid="0543704d"/>
    </style:style>
    <style:style style:name="P12" style:family="paragraph" style:parent-style-name="Text_20_body">
      <style:text-properties officeooo:rsid="05445648" officeooo:paragraph-rsid="05445648"/>
    </style:style>
    <style:style style:name="P13" style:family="paragraph" style:parent-style-name="Text_20_body">
      <style:text-properties officeooo:rsid="0545e136" officeooo:paragraph-rsid="0545e136"/>
    </style:style>
    <style:style style:name="P14" style:family="paragraph" style:parent-style-name="Text_20_body">
      <style:text-properties officeooo:paragraph-rsid="05479d76"/>
    </style:style>
    <style:style style:name="P15" style:family="paragraph" style:parent-style-name="Text_20_body">
      <style:text-properties officeooo:rsid="0549698e" officeooo:paragraph-rsid="0549698e"/>
    </style:style>
    <style:style style:name="P16" style:family="paragraph" style:parent-style-name="Text_20_body">
      <style:text-properties officeooo:rsid="054bc6fb" officeooo:paragraph-rsid="054bc6fb"/>
    </style:style>
    <style:style style:name="P17" style:family="paragraph" style:parent-style-name="Text_20_body">
      <style:text-properties officeooo:rsid="054d85ee" officeooo:paragraph-rsid="054d85ee"/>
    </style:style>
    <style:style style:name="P18" style:family="paragraph" style:parent-style-name="Text_20_body">
      <style:text-properties officeooo:rsid="054fbdeb" officeooo:paragraph-rsid="054fbdeb"/>
    </style:style>
    <style:style style:name="P19" style:family="paragraph" style:parent-style-name="Text_20_body">
      <style:text-properties officeooo:rsid="05512578" officeooo:paragraph-rsid="05512578"/>
    </style:style>
    <style:style style:name="P20" style:family="paragraph" style:parent-style-name="Text_20_body">
      <style:text-properties officeooo:rsid="055455cf" officeooo:paragraph-rsid="055455cf"/>
    </style:style>
    <style:style style:name="P21" style:family="paragraph" style:parent-style-name="Text_20_body">
      <style:text-properties officeooo:rsid="05561393" officeooo:paragraph-rsid="05561393"/>
    </style:style>
    <style:style style:name="P22" style:family="paragraph" style:parent-style-name="Text_20_body">
      <style:text-properties officeooo:rsid="05574ee6" officeooo:paragraph-rsid="05574ee6"/>
    </style:style>
    <style:style style:name="P23" style:family="paragraph" style:parent-style-name="Text_20_body">
      <style:text-properties officeooo:rsid="05582fbb" officeooo:paragraph-rsid="05582fbb"/>
    </style:style>
    <style:style style:name="P24" style:family="paragraph" style:parent-style-name="Text_20_body">
      <style:text-properties officeooo:rsid="055c25a3" officeooo:paragraph-rsid="055c25a3"/>
    </style:style>
    <style:style style:name="P25" style:family="paragraph" style:parent-style-name="Text_20_body">
      <style:text-properties officeooo:rsid="055d1d03" officeooo:paragraph-rsid="055d1d03"/>
    </style:style>
    <style:style style:name="P26" style:family="paragraph" style:parent-style-name="Text_20_body">
      <style:text-properties officeooo:rsid="055df1d6" officeooo:paragraph-rsid="055df1d6"/>
    </style:style>
    <style:style style:name="P27" style:family="paragraph" style:parent-style-name="Text_20_body">
      <style:text-properties officeooo:rsid="053e0fd9" officeooo:paragraph-rsid="053e1770"/>
    </style:style>
    <style:style style:name="P28" style:family="paragraph" style:parent-style-name="Text_20_body">
      <style:text-properties officeooo:rsid="0560542d" officeooo:paragraph-rsid="0560542d"/>
    </style:style>
    <style:style style:name="P29" style:family="paragraph" style:parent-style-name="Text_20_body">
      <style:text-properties officeooo:rsid="0562acd3" officeooo:paragraph-rsid="0562acd3"/>
    </style:style>
    <style:style style:name="P30" style:family="paragraph" style:parent-style-name="Text_20_body">
      <style:text-properties officeooo:rsid="05644a20" officeooo:paragraph-rsid="05644a20"/>
    </style:style>
    <style:style style:name="P31" style:family="paragraph" style:parent-style-name="Text_20_body">
      <style:text-properties officeooo:rsid="0564ef0e" officeooo:paragraph-rsid="0564ef0e"/>
    </style:style>
    <style:style style:name="P32" style:family="paragraph" style:parent-style-name="Text_20_body">
      <style:text-properties officeooo:rsid="056653d8" officeooo:paragraph-rsid="056a565a"/>
    </style:style>
    <style:style style:name="P33" style:family="paragraph" style:parent-style-name="Text_20_body">
      <style:text-properties officeooo:rsid="056d4eb5" officeooo:paragraph-rsid="056d4eb5"/>
    </style:style>
    <style:style style:name="P34" style:family="paragraph" style:parent-style-name="Text_20_body">
      <style:text-properties officeooo:rsid="057015ec" officeooo:paragraph-rsid="057015ec"/>
    </style:style>
    <style:style style:name="P35" style:family="paragraph" style:parent-style-name="Text_20_body">
      <style:text-properties fo:color="#000000" officeooo:rsid="057d1551" officeooo:paragraph-rsid="057d1551" fo:background-color="#ffffff"/>
    </style:style>
    <style:style style:name="P36" style:family="paragraph" style:parent-style-name="Text_20_body">
      <style:text-properties fo:color="#000000" officeooo:rsid="057db98d" officeooo:paragraph-rsid="057db98d" fo:background-color="#ffffff"/>
    </style:style>
    <style:style style:name="P37" style:family="paragraph" style:parent-style-name="Text_20_body">
      <style:text-properties officeooo:rsid="0576eefc" officeooo:paragraph-rsid="0576eefc"/>
    </style:style>
    <style:style style:name="P38" style:family="paragraph" style:parent-style-name="Text_20_body">
      <style:text-properties officeooo:rsid="0576eefc" officeooo:paragraph-rsid="0579949a"/>
    </style:style>
    <style:style style:name="P39" style:family="paragraph" style:parent-style-name="Text_20_body">
      <style:text-properties fo:font-size="12pt" officeooo:rsid="057bc263" officeooo:paragraph-rsid="057bc263" style:font-size-asian="12pt" style:font-size-complex="12pt"/>
    </style:style>
    <style:style style:name="P40" style:family="paragraph" style:parent-style-name="Text_20_body">
      <style:text-properties officeooo:rsid="057bc263" officeooo:paragraph-rsid="057bc263"/>
    </style:style>
    <style:style style:name="P41" style:family="paragraph" style:parent-style-name="Text_20_body">
      <style:text-properties officeooo:rsid="05813ff5" officeooo:paragraph-rsid="05813ff5"/>
    </style:style>
    <style:style style:name="P42" style:family="paragraph" style:parent-style-name="Text_20_body">
      <style:text-properties officeooo:rsid="0583f478" officeooo:paragraph-rsid="0583f478"/>
    </style:style>
    <style:style style:name="P43" style:family="paragraph" style:parent-style-name="Heading_20_2">
      <style:text-properties officeooo:paragraph-rsid="05195e16"/>
    </style:style>
    <style:style style:name="P44" style:family="paragraph" style:parent-style-name="Heading_20_2">
      <style:text-properties officeooo:rsid="05626dc0" officeooo:paragraph-rsid="05626dc0"/>
    </style:style>
    <style:style style:name="P45" style:family="paragraph" style:parent-style-name="Heading_20_3">
      <style:text-properties officeooo:rsid="055df1d6" officeooo:paragraph-rsid="055df1d6"/>
    </style:style>
    <style:style style:name="P46" style:family="paragraph" style:parent-style-name="Heading_20_3">
      <style:text-properties fo:color="#000000" officeooo:rsid="05805bdd" officeooo:paragraph-rsid="05805bdd" fo:background-color="#ffffff"/>
    </style:style>
    <style:style style:name="P47" style:family="paragraph" style:parent-style-name="Text_20_body">
      <style:paragraph-properties fo:text-align="end" style:justify-single-word="false" style:writing-mode="rl-tb"/>
      <style:text-properties officeooo:rsid="056653d8" officeooo:paragraph-rsid="056653d8"/>
    </style:style>
    <style:style style:name="P48" style:family="paragraph" style:parent-style-name="Heading_20_3">
      <style:paragraph-properties style:line-height-at-least="0.198in" fo:text-align="end" style:justify-single-word="false" style:writing-mode="rl-tb"/>
      <style:text-properties fo:color="#000000" officeooo:rsid="05805bdd" officeooo:paragraph-rsid="05813ff5" fo:background-color="#ffffff"/>
    </style:style>
    <style:style style:name="P49"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50" style:family="paragraph" style:parent-style-name="Standard">
      <style:paragraph-properties style:line-height-at-least="0.198in" fo:text-align="end" style:justify-single-word="false" style:writing-mode="rl-tb"/>
      <style:text-properties fo:color="#000000" officeooo:rsid="05805bdd" officeooo:paragraph-rsid="05805bdd" fo:background-color="#ffffff"/>
    </style:style>
    <style:style style:name="P51"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52" style:family="paragraph" style:parent-style-name="Standard">
      <style:text-properties fo:font-size="12pt" officeooo:rsid="057a27cc" officeooo:paragraph-rsid="057a27cc" style:font-size-asian="12pt" style:font-size-complex="12pt"/>
    </style:style>
    <style:style style:name="P53"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54" style:family="paragraph" style:parent-style-name="Standard">
      <style:paragraph-properties style:line-height-at-least="0.198in" fo:text-align="start" style:justify-single-word="false" style:writing-mode="lr-tb"/>
      <style:text-properties fo:color="#000000" fo:background-color="#ffffff"/>
    </style:style>
    <style:style style:name="P55"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56"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57" style:family="paragraph" style:parent-style-name="Standard">
      <style:paragraph-properties fo:text-align="start" style:justify-single-word="false" style:writing-mode="lr-tb"/>
      <style:text-properties officeooo:rsid="056653d8" officeooo:paragraph-rsid="056653d8"/>
    </style:style>
    <style:style style:name="P58"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59" style:family="paragraph" style:parent-style-name="Text_20_body" style:list-style-name="L1">
      <style:text-properties officeooo:rsid="05418f7b" officeooo:paragraph-rsid="05418f7b"/>
    </style:style>
    <style:style style:name="P60" style:family="paragraph" style:parent-style-name="Text_20_body" style:list-style-name="L2">
      <style:text-properties officeooo:rsid="0543704d" officeooo:paragraph-rsid="0543704d"/>
    </style:style>
    <style:style style:name="P61" style:family="paragraph" style:parent-style-name="Text_20_body" style:list-style-name="L3">
      <style:text-properties officeooo:rsid="05479d76" officeooo:paragraph-rsid="05479d76"/>
    </style:style>
    <style:style style:name="P62" style:family="paragraph" style:parent-style-name="Text_20_body" style:list-style-name="L4">
      <style:text-properties officeooo:rsid="0549698e" officeooo:paragraph-rsid="0549698e"/>
    </style:style>
    <style:style style:name="P63" style:family="paragraph" style:parent-style-name="Text_20_body" style:list-style-name="L5">
      <style:text-properties officeooo:rsid="054d85ee" officeooo:paragraph-rsid="054d85ee"/>
    </style:style>
    <style:style style:name="P64" style:family="paragraph" style:parent-style-name="Text_20_body" style:list-style-name="L6">
      <style:text-properties officeooo:rsid="054fbdeb" officeooo:paragraph-rsid="054fbdeb"/>
    </style:style>
    <style:style style:name="P65" style:family="paragraph" style:parent-style-name="Text_20_body" style:list-style-name="L6">
      <style:text-properties officeooo:rsid="0550a94b" officeooo:paragraph-rsid="0550a94b"/>
    </style:style>
    <style:style style:name="P66" style:family="paragraph" style:parent-style-name="Text_20_body" style:list-style-name="L7">
      <style:text-properties officeooo:rsid="05512578" officeooo:paragraph-rsid="05512578"/>
    </style:style>
    <style:style style:name="P67" style:family="paragraph" style:parent-style-name="Text_20_body" style:list-style-name="L7">
      <style:text-properties officeooo:rsid="055455cf" officeooo:paragraph-rsid="055455cf"/>
    </style:style>
    <style:style style:name="P68" style:family="paragraph" style:parent-style-name="Text_20_body" style:list-style-name="L8">
      <style:text-properties officeooo:rsid="055c6a31" officeooo:paragraph-rsid="055c6a31"/>
    </style:style>
    <style:style style:name="P69" style:family="paragraph" style:parent-style-name="Text_20_body" style:list-style-name="L8">
      <style:text-properties officeooo:rsid="055cdfec" officeooo:paragraph-rsid="055cdfec"/>
    </style:style>
    <style:style style:name="P70" style:family="paragraph" style:parent-style-name="Text_20_body" style:list-style-name="L9">
      <style:text-properties officeooo:rsid="0560eb4f" officeooo:paragraph-rsid="0560eb4f"/>
    </style:style>
    <style:style style:name="P71" style:family="paragraph" style:parent-style-name="Text_20_body" style:list-style-name="L9">
      <style:text-properties officeooo:rsid="05614f11" officeooo:paragraph-rsid="05614f11"/>
    </style:style>
    <style:style style:name="P72" style:family="paragraph" style:parent-style-name="Text_20_body" style:list-style-name="L9">
      <style:text-properties officeooo:rsid="056205ee" officeooo:paragraph-rsid="056205ee"/>
    </style:style>
    <style:style style:name="P73" style:family="paragraph" style:parent-style-name="Text_20_body" style:list-style-name="L10">
      <style:text-properties officeooo:rsid="056dcf1b" officeooo:paragraph-rsid="056dcf1b"/>
    </style:style>
    <style:style style:name="P74" style:family="paragraph" style:parent-style-name="Text_20_body" style:list-style-name="L10">
      <style:text-properties officeooo:rsid="056dcf1b" officeooo:paragraph-rsid="056e3790"/>
    </style:style>
    <style:style style:name="P75" style:family="paragraph" style:parent-style-name="Text_20_body" style:list-style-name="L10">
      <style:text-properties officeooo:rsid="056e3790" officeooo:paragraph-rsid="056e3790"/>
    </style:style>
    <style:style style:name="P76" style:family="paragraph" style:parent-style-name="Text_20_body" style:list-style-name="L10">
      <style:text-properties officeooo:rsid="056f01a7" officeooo:paragraph-rsid="056f01a7"/>
    </style:style>
    <style:style style:name="P77" style:family="paragraph" style:parent-style-name="Text_20_body" style:list-style-name="L10">
      <style:text-properties officeooo:rsid="056f5162" officeooo:paragraph-rsid="056f5162"/>
    </style:style>
    <style:style style:name="P78" style:family="paragraph" style:parent-style-name="Text_20_body" style:list-style-name="L11">
      <style:text-properties officeooo:rsid="0574bf78" officeooo:paragraph-rsid="0574bf78"/>
    </style:style>
    <style:style style:name="P79" style:family="paragraph" style:parent-style-name="Text_20_body" style:list-style-name="L11">
      <style:text-properties officeooo:rsid="0570381d" officeooo:paragraph-rsid="0570381d"/>
    </style:style>
    <style:style style:name="P80" style:family="paragraph" style:parent-style-name="Text_20_body">
      <style:text-properties officeooo:rsid="057a27cc" officeooo:paragraph-rsid="0579949a"/>
    </style:style>
    <style:style style:name="P81" style:family="paragraph" style:parent-style-name="Text_20_body" style:list-style-name="L12">
      <style:text-properties fo:font-size="12pt" officeooo:paragraph-rsid="057a27cc" style:font-size-asian="12pt" style:font-size-complex="12pt"/>
    </style:style>
    <style:style style:name="P82" style:family="paragraph" style:parent-style-name="Text_20_body" style:list-style-name="L12">
      <style:text-properties fo:font-size="12pt" officeooo:rsid="057afedb" officeooo:paragraph-rsid="057afedb" style:font-size-asian="12pt" style:font-size-complex="12pt"/>
    </style:style>
    <style:style style:name="P83" style:family="paragraph" style:parent-style-name="Text_20_body" style:list-style-name="L12">
      <style:text-properties style:font-name="Courier New" fo:font-size="12pt" fo:font-weight="bold" officeooo:rsid="057b8596" officeooo:paragraph-rsid="057b8596" style:font-size-asian="12pt" style:font-weight-asian="bold" style:font-size-complex="12pt"/>
    </style:style>
    <style:style style:name="P84" style:family="paragraph" style:parent-style-name="Text_20_body" style:list-style-name="L13">
      <style:text-properties fo:color="#000000" officeooo:rsid="057d4b2a" officeooo:paragraph-rsid="057d4b2a" fo:background-color="#ffffff"/>
    </style:style>
    <style:style style:name="P85" style:family="paragraph" style:parent-style-name="Text_20_body" style:list-style-name="L14">
      <style:text-properties officeooo:rsid="05813ff5" officeooo:paragraph-rsid="05813ff5"/>
    </style:style>
    <style:style style:name="P86" style:family="paragraph" style:parent-style-name="Text_20_body" style:list-style-name="L14">
      <style:text-properties officeooo:rsid="0581e811" officeooo:paragraph-rsid="0581e811"/>
    </style:style>
    <style:style style:name="P87" style:family="paragraph" style:parent-style-name="Text_20_body" style:list-style-name="L15">
      <style:text-properties officeooo:rsid="0586a91f" officeooo:paragraph-rsid="0586a91f"/>
    </style:style>
    <style:style style:name="P88" style:family="paragraph" style:parent-style-name="Text_20_body" style:list-style-name="L16">
      <style:text-properties officeooo:paragraph-rsid="05195e16"/>
    </style:style>
    <style:style style:name="P89" style:family="paragraph" style:parent-style-name="Text_20_body" style:list-style-name="L16">
      <style:text-properties officeooo:rsid="051bc9a6" officeooo:paragraph-rsid="05195e16"/>
    </style:style>
    <style:style style:name="P90" style:family="paragraph" style:parent-style-name="Text_20_body" style:list-style-name="L16">
      <style:text-properties officeooo:rsid="0546e624" officeooo:paragraph-rsid="0546e624"/>
    </style:style>
    <style:style style:name="P91" style:family="paragraph" style:parent-style-name="Text_20_body" style:list-style-name="L16">
      <style:text-properties officeooo:rsid="057d95a6" officeooo:paragraph-rsid="057d95a6"/>
    </style:style>
    <style:style style:name="P92" style:family="paragraph" style:parent-style-name="Text_20_body">
      <style:text-properties officeooo:rsid="0589c0b2" officeooo:paragraph-rsid="0589c0b2"/>
    </style:style>
    <style:style style:name="P93" style:family="paragraph" style:parent-style-name="Text_20_body">
      <style:text-properties officeooo:rsid="058affa8" officeooo:paragraph-rsid="058affa8"/>
    </style:style>
    <style:style style:name="P94"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95"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style:font-name="Droid Sans Mono" fo:font-size="10.5pt" fo:font-weight="normal"/>
    </style:style>
    <style:style style:name="T21" style:family="text">
      <style:text-properties style:font-name="Droid Sans Mono" fo:font-size="10.5pt" fo:font-weight="normal" officeooo:rsid="056a565a"/>
    </style:style>
    <style:style style:name="T22" style:family="text">
      <style:text-properties fo:color="#000000" style:font-name="Droid Sans Mono" fo:font-size="10.5pt" fo:font-weight="normal" fo:background-color="#ffffff" loext:char-shading-value="0"/>
    </style:style>
    <style:style style:name="T23" style:family="text">
      <style:text-properties fo:color="#000000" style:font-name="Droid Sans Mono" fo:font-size="10.5pt" fo:font-weight="normal" officeooo:rsid="056a565a" fo:background-color="#ffffff" loext:char-shading-value="0"/>
    </style:style>
    <style:style style:name="T24" style:family="text">
      <style:text-properties fo:color="#0000ff"/>
    </style:style>
    <style:style style:name="T25" style:family="text">
      <style:text-properties fo:color="#0000ff" style:font-name="Droid Sans Mono" fo:font-size="10.5pt" fo:font-weight="normal"/>
    </style:style>
    <style:style style:name="T26" style:family="text">
      <style:text-properties fo:color="#0000ff" style:font-name="Droid Sans Mono" fo:font-size="10.5pt" fo:font-weight="normal" fo:background-color="#ffffff" loext:char-shading-value="0"/>
    </style:style>
    <style:style style:name="T27" style:family="text">
      <style:text-properties officeooo:rsid="056a565a"/>
    </style:style>
    <style:style style:name="T28" style:family="text">
      <style:text-properties officeooo:rsid="056e3790"/>
    </style:style>
    <style:style style:name="T29" style:family="text">
      <style:text-properties officeooo:rsid="0570381d"/>
    </style:style>
    <style:style style:name="T30" style:family="text">
      <style:text-properties officeooo:rsid="0570e25e"/>
    </style:style>
    <style:style style:name="T31" style:family="text">
      <style:text-properties officeooo:rsid="0579949a"/>
    </style:style>
    <style:style style:name="T32" style:family="text">
      <style:text-properties officeooo:rsid="057a27cc"/>
    </style:style>
    <style:style style:name="T33" style:family="text">
      <style:text-properties style:font-name="Courier New" fo:font-weight="bold" style:font-weight-asian="bold"/>
    </style:style>
    <style:style style:name="T34" style:family="text">
      <style:text-properties style:font-name="Courier New" fo:font-weight="bold" officeooo:rsid="057b8596" style:font-weight-asian="bold"/>
    </style:style>
    <style:style style:name="T35" style:family="text">
      <style:text-properties style:font-name="Courier New" fo:font-weight="bold" officeooo:rsid="057c3230" style:font-weight-asian="bold"/>
    </style:style>
    <style:style style:name="T36" style:family="text">
      <style:text-properties fo:color="#008000" style:font-name="Courier New" fo:font-weight="bold" style:font-weight-asian="bold"/>
    </style:style>
    <style:style style:name="T37" style:family="text">
      <style:text-properties officeooo:rsid="057d6d37"/>
    </style:style>
    <style:style style:name="T38" style:family="text">
      <style:text-properties officeooo:rsid="057d95a6"/>
    </style:style>
    <style:style style:name="T39" style:family="text">
      <style:text-properties officeooo:rsid="057eac7b"/>
    </style:style>
    <style:style style:name="T40" style:family="text">
      <style:text-properties officeooo:rsid="05813ff5"/>
    </style:style>
    <style:style style:name="T41" style:family="text">
      <style:text-properties officeooo:rsid="0581528c"/>
    </style:style>
    <style:style style:name="T42" style:family="text">
      <style:text-properties officeooo:rsid="05855aa8"/>
    </style:style>
    <style:style style:name="T43" style:family="text">
      <style:text-properties officeooo:rsid="0587171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7">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7553664954990185473" text:style-name="L1">
        <text:list-item>
          <text:p text:style-name="P59">LessThanComparable - מכילים אופרטור "קטן מ-".</text:p>
        </text:list-item>
        <text:list-item>
          <text:p text:style-name="P59">EqualityComparable - מכילים אופרטור "=="</text:p>
        </text:list-item>
        <text:list-item>
          <text:p text:style-name="P59">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10">אפשר גם להגדיר "עידון" (refinement) של מושגים: מושג ב מעדן מושג א, אם אוסף הדרישות של ב מכיל את אוסף הדרישות של א.</text:p>
      <text:p text:style-name="P10">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1">הרכיבים העיקריים של הספריה התקנית הם: מיכלים, איטרטורים, אלגוריתמים, פונקטורים, מתאמים, זרמים ומחרוזות.</text:p>
      <text:p text:style-name="P11">מיכלים, איטרטורים ואלגוריתמים קשורים זה לזה באופן הבא:</text:p>
      <text:list xml:id="list1414855406862889509" text:style-name="L2">
        <text:list-item>
          <text:p text:style-name="P60">כל <text:span text:style-name="T6">מיכל</text:span> מגדיר <text:span text:style-name="T6">איטרטורים </text:span>המאפשרים לעבור על כל הפריטים במיכל.</text:p>
        </text:list-item>
        <text:list-item>
          <text:p text:style-name="P60">כל <text:span text:style-name="T6">אלגוריתם </text:span>מקבל כקלט <text:span text:style-name="T6">איטרטורים </text:span>המגדירים את התחום שבו האלגוריתם צריך לעבוד.</text:p>
        </text:list-item>
      </text:list>
      <text:p text:style-name="P12">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3">לעומת זאת, בשיטת האיטרטורים אנחנו צריכים לממש כל אלגוריתם פעם אחת, ולממש איטרטורים לכל מיכל, סה"כ O(m+n) עבודה.</text:p>
      <text:p text:style-name="Heading_20_2">מיכלים</text:p>
      <text:p text:style-name="P14"><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2667616530583619429" text:style-name="L3">
        <text:list-item>
          <text:p text:style-name="P61">אפשר להכניס למיכל רק עצם המשתייך למושג Assignable - כלומר יש לו אופרטור השמה ובנאי מעתיק.</text:p>
        </text:list-item>
        <text:list-item>
          <text:p text:style-name="P61">בכל פעם שמכניסים עצם למיכל, נבנה עצם חדש; בכל פעם שמפרקים מיכל, מתפרקים כל העצמים הנמצאים בו.</text:p>
        </text:list-item>
      </text:list>
      <text:p text:style-name="P15">יש שני סוגים עיקריים של מיכלים:</text:p>
      <text:list xml:id="list4371037612420568167" text:style-name="L4">
        <text:list-item>
          <text:p text:style-name="P62">סדרתיים - וקטור, רשימה... <text:span text:style-name="T10">- </text:span>שומרים פריטים לפי סדר <text:span text:style-name="T10">ההכנסה שלהם</text:span></text:p>
        </text:list-item>
        <text:list-item>
          <text:p text:style-name="P62">אסוציאטיביים - <text:span text:style-name="T10">קבוצה, מפה... - שומרים פריטים לפי הסדר הטבעי שלהם (המוגדר ע"י אופרטור קטן מ-).</text:span></text:p>
        </text:list-item>
      </text:list>
      <text:p text:style-name="P40">ניתן לראות טבלת השוואה מפורטת בין כל המיכלים באתר http://www.cplusplus.com/reference/stl/</text:p>
      <text:p text:style-name="P16"/>
      <text:p text:style-name="Heading_20_2">מיכלים סדרתיים</text:p>
      <text:p text:style-name="P17">המיכלים הסדרתיים נבדלים בסיבוכיות הזמן הנדרשת לביצוע פעולות שונות:</text:p>
      <text:list xml:id="list7936180560026023331" text:style-name="L5">
        <text:list-item>
          <text:p text:style-name="P63">list - רשימה מקושרת - זמן הכנסה בהתחלה/אמצע/סוף הוא קבוע (אם יש לנו איטרטור מתאים), אבל זמן הגישה לאיבר באמצע הרשימה הוא ליניארי.</text:p>
        </text:list-item>
        <text:list-item>
          <text:p text:style-name="P63">vector - וקטור - זמן הכנסה בהתחלה/אמצע הוא ליניארי, <text:span text:style-name="T11">זמן הכנסה בסוף קבוע בממוצע, ו</text:span>זמן הגישה לאיבר באמצע הוא קבוע.</text:p>
        </text:list-item>
        <text:list-item>
          <text:p text:style-name="P63">deque - תור דו-כיווני - זמן הכנסה בהתחלה/סוף קבוע, וגם זמן הגישה לאיבר באמצע הוא קבוע, אבל פחות יעיל מוקטור.</text:p>
        </text:list-item>
      </text:list>
      <text:p text:style-name="Heading_20_3">וקטור</text:p>
      <text:p text:style-name="P18">וקטור - vector&lt;T&gt; - ממומש כבלוק רציף של עצמים מסוג T. הבלוק גדל בצורה דינמית כשמוסיפים לו עצמים. יש שתי שיטות להוסיף עצם לסוף של וקטור:</text:p>
      <text:list xml:id="list3236894128411557638" text:style-name="L6">
        <text:list-item>
          <text:p text:style-name="P64">push_back - מקבלת עצם מסוג T ומעתיקה אותו לתא חדש בסוף הוקטור, ע"י שימוש בבנאי מעתיק.</text:p>
        </text:list-item>
        <text:list-item>
          <text:p text:style-name="P65">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9">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3373121927014563904" text:style-name="L7">
        <text:list-item>
          <text:p text:style-name="P66">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67">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20">מקובל להגדיל את הקיבולת פי 2 בכל פעם; אפשר להוכיח שבמצב זה, הזמן הדרוש להכניס n עצמים הוא בערך 2n, כלומר הזמן הממוצע להכנסת עצם אחד הוא קבוע.</text:p>
      <text:p text:style-name="P21">שימו לב: העצמים מ-0 עד גודל-1 הם מאותחלים, אבל העצמים מגודל עד קיבולת-1 הם לא מאותחלים. אמנם הם שמורים עבור הוקטור, אבל הערך שלהם לא מוגדר.</text:p>
      <text:p text:style-name="P22">כדי לגשת לעצמים בוקטןר, אפשר באופרטור [] או בשיטה at. אופרטור [] לא בודק שהאינדקס קטן מהגודל; השיטה at כן בודקת.</text:p>
      <text:p text:style-name="P23"><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23">אם מעבירים פרמטר שני, הוא משמש לאיתחול כל העצמים בין 0 ל גודל-1.<text:span text:style-name="T13"> <text:s text:c="2"/>אפשר גם לאתחל כל עצם בוקטור עם פרמטרים אחרים, ע"י שימוש בסוגריים מסולסלים.</text:span></text:p>
      <text:p text:style-name="P24"><text:span text:style-name="T6">סוגים קשורים לוקטור</text:span>: <text:s/><text:span text:style-name="T14">לכל וקטור יש כמה טיפוסים הקשורים אליו, ואפשר לגשת אליהם בעזרת "ארבע נקודות" - ::</text:span></text:p>
      <text:list xml:id="list6425078169101985437" text:style-name="L8">
        <text:list-item>
          <text:p text:style-name="P68">value_type - הסוג של כל אחד מהעצמים בוקטור (שווה לסוג T המועבר כפרמטר לוקטור.).</text:p>
        </text:list-item>
        <text:list-item>
          <text:p text:style-name="P68">reference - רפרנס לעצם בוקטור (שווה ל T&amp;).</text:p>
        </text:list-item>
        <text:list-item>
          <text:p text:style-name="P68">const_reference - רפרנס לעצם קבוע (שווה ל const T&amp;).</text:p>
        </text:list-item>
        <text:list-item>
          <text:p text:style-name="P69">iterator - איטרטור על הוקטור.</text:p>
        </text:list-item>
      </text:list>
      <text:p text:style-name="P25"><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5">תור דו-כיווני </text:p>
      <text:p text:style-name="P26">תור דו-כיווני - deque - מאפשר להכניס עצמים גם בהתחלה וגם בסוף בצורה יחסית יעילה. איך הוא עושה את זה? הוא לא מחזיק בלוק רציף בזיכרון, אלא כמה בלוקים המקושרים ביניהם. ואז, כשצריך להוסיף בבלוק אחד, צריך להגדיל רק את הבלוק הזה.</text:p>
      <text:p text:style-name="P44">מיכלים <text:span text:style-name="T15">אסוציאטיביים</text:span></text:p>
      <text:p text:style-name="P28">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6963015273183066249" text:style-name="L9">
        <text:list-item>
          <text:p text:style-name="P70">set - קבוצה - מכילה רק מפתחות; כל מפתח פעם אחת בלבד.</text:p>
        </text:list-item>
        <text:list-item>
          <text:p text:style-name="P70">map - מפה - מתאימה מפתחות לערכים; כל מפתח פעם אחת בלבד (עם ערך אחד בלבד).</text:p>
        </text:list-item>
        <text:list-item>
          <text:p text:style-name="P71">multiset, multimap - כנ"ל, רק שכל מפתח יכול להופיע כמה פעמים.</text:p>
          <text:p text:style-name="P72"><text:span text:style-name="T18">(חידה: נניח שיש לכם set,map. איך תממשו multiset,multimap?)</text:span>.</text:p>
        </text:list-item>
      </text:list>
      <text:p text:style-name="Heading_20_3">מיכלים אסוציאטיביים מסודרים</text:p>
      <text:p text:style-name="P29">ניתן להגדיר <text:span text:style-name="T6">סדר </text:span>על המפתחות במיכל אסוציאטיבי. כברירת מחדל, מיכל אסוציאטיבי מסודר משתמש באופרטור "קטן מ-".</text:p>
      <text:p text:style-name="P30">ניתן להגדיר סדר שונה. לשם כך צריך להשתמש באובייקטים המציינים פונקציות - בהרצאות קודמות קראנו להם "פונקטורים".</text:p>
      <text:p text:style-name="P31">"פונקטור" הוא כל עצם שאפשר להשתמש כמו כמו שמשתמשים בפונקציה. בפרט: מצביע לפונקציה, עצם ממחלקה עם אופרטור סוגריים (), או ביטוי למדא.</text:p>
      <text:p text:style-name="P32">כדי ליצור מיכל אסוציאטיבי <text:span text:style-name="T27">ע</text:span>ם סדר שונה מהרגיל, מעבירים את המחלקה של הפונקטור המתאים כפרמטר לתבנית. למשל<text:span text:style-name="T27">, עבור סידור מספרים בסדר יורד אפשר להגדיר את המחלקה:</text:span></text:p>
      <text:p text:style-name="P55"><text:span text:style-name="T24">struct</text:span> SederYored {</text:p>
      <text:p text:style-name="P54">    <text:span text:style-name="T25">bool</text:span><text:span text:style-name="T20"> </text:span><text:span text:style-name="T25">operator</text:span><text:span text:style-name="T20">()(</text:span><text:span text:style-name="T25">int</text:span><text:span text:style-name="T20"> x, </text:span><text:span text:style-name="T25">int</text:span><text:span text:style-name="T20"> y) {</text:span><text:span text:style-name="T25">return</text:span><text:span text:style-name="T20"> x&gt;y;}</text:span></text:p>
      <text:p text:style-name="P55">};</text:p>
      <text:p text:style-name="P51">ואז בתוכנית הראשית לכתוב:</text:p>
      <text:p text:style-name="P56">set&lt;int, SederYored&gt; s1;</text:p>
      <text:p text:style-name="P51">המספרים שנכניס ל-s1 יהיו מסודרים לפי אופרטור-סוגריים של המחלקה SederYored.</text:p>
      <text:p text:style-name="P51"/>
      <text:p text:style-name="P51">בספריה התקנית כבר הגדירו מחלקות עם אופרטור-סוגריים מתאים, המתאימות לכל מחלקה שיש לה אופרטור-קטן-מ או אופרטור-גדול-מ. למשל, השורה:</text:p>
      <text:p text:style-name="P57"><text:span text:style-name="T23">s</text:span><text:span text:style-name="T22">et&lt;</text:span><text:span text:style-name="T26">int</text:span><text:span text:style-name="T22">,less&lt;</text:span><text:span text:style-name="T26">int</text:span><text:span text:style-name="T22">&gt;&gt; s1;</text:span></text:p>
      <text:p text:style-name="P94">יוצרת קבוצה שבה הפריטים מסודרים מהקטן לגדול (לפי אופרטור קטן-מ שלהם), והשורה:</text:p>
      <text:p text:style-name="P54"><text:span text:style-name="T21">s</text:span><text:span text:style-name="T20">et&lt;</text:span><text:span text:style-name="T25">int</text:span><text:span text:style-name="T20">,greater&lt;</text:span><text:span text:style-name="T25">int</text:span><text:span text:style-name="T20">&gt;&gt; s1;</text:span></text:p>
      <text:p text:style-name="P94">יוצרת קבוצה שבה הפריטים מסודרים מהגדול לקטן (לפי אופרטור גדול-מ שלהם).</text:p>
      <text:p text:style-name="P94"/>
      <text:p text:style-name="P47">ברירת המחדל היא <text:span text:style-name="T27">היא less&lt;T&gt;, למשל אם כותבים:</text:span></text:p>
      <text:p text:style-name="P53"><text:span text:style-name="T20">set&lt;</text:span><text:span text:style-name="T25">int</text:span><text:span text:style-name="T20">&gt; s1;</text:span></text:p>
      <text:p text:style-name="P94">זה כמו לכתוב set&lt;int,less&lt;int&gt;&gt;.</text:p>
      <text:p text:style-name="P94"/>
      <text:p text:style-name="P94"/>
      <text:p text:style-name="P58">הכנסת פריטים למפה</text:p>
      <text:p text:style-name="P92">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93">ראו בתיעוד של map באתר cplusplus.com.</text:p>
      <text:p text:style-name="P58"/>
      <text:p text:style-name="Heading_20_2">איטרטורים</text:p>
      <text:p text:style-name="P33">הספריה התקנית מגדירה כמה סוגים של איטרטורים.</text:p>
      <text:list xml:id="list1614219354387152760" text:style-name="L10">
        <text:list-item>
          <text:p text:style-name="P73">איטרטור טריביאלי - משמש לקריאה בלבד, אי אפשר להזיז אותו.</text:p>
        </text:list-item>
        <text:list-item>
          <text:p text:style-name="P73">איטרטור קלט - משמש לקריאה בלבד, אפשר להזיז אותו קדימה (++).<text:span text:style-name="T28"> </text:span></text:p>
        </text:list-item>
        <text:list-item>
          <text:p text:style-name="P74">איטרטור פלט - משמש לכתיבה בלבד, אפשר להזיז אותו קדימה (++).<text:span text:style-name="T28"> </text:span></text:p>
        </text:list-item>
        <text:list-item>
          <text:p text:style-name="P75">איטרטור קדימה (forward iterator) - שילוב של איטרטור קלט ופלט, יכול לשמש לקריאה ולכתיבה.</text:p>
        </text:list-item>
        <text:list-item>
          <text:p text:style-name="P76">איטרטור דו-כיווני (bidirectional iterator) - כמו הקודם, רק שהוא יכול גם לזוז אחורה (--).</text:p>
        </text:list-item>
        <text:list-item>
          <text:p text:style-name="P77">איטרטור גישה אקראית (random access iterator) - כמו הקודם, רק שאפשר גם לבצע עליו אריתמטיקה כמו עם פוינטרים של סי.</text:p>
        </text:list-item>
      </text:list>
      <text:p text:style-name="P34">המיכלים השונים מציעים איטרטורים ברמות שונות<text:span text:style-name="T29">, למשל:</text:span></text:p>
      <text:list xml:id="list7880667202269421248" text:style-name="L11">
        <text:list-item>
          <text:p text:style-name="P78"><text:span text:style-name="T6">זרמים </text:span><text:span text:style-name="T19">מציעים איטרטורי קלט, פלט ואיטרטור "קדימה".</text:span></text:p>
        </text:list-item>
        <text:list-item>
          <text:p text:style-name="P79"><text:span text:style-name="T6">קבוצה, מפה ורשימה</text:span> מציע<text:span text:style-name="T30">ות</text:span> איטרטור דו-כיווני.</text:p>
        </text:list-item>
        <text:list-item>
          <text:p text:style-name="P79"><text:span text:style-name="T6">וקטור</text:span> מציע איטרטור גישה אקראית.</text:p>
        </text:list-item>
      </text:list>
      <text:p text:style-name="P37">לכל מיכל יש שיטה begin המחזירה איטרטור לתחילת המיכל ושיטה end המחזירה איטרטור ל<text:span text:style-name="T6">אחרי </text:span>סוף המיכל.</text:p>
      <text:p text:style-name="P37">למיכלים המאפשרים הליכה אחורה (כמעט כולם, חוץ מזרמים ו-forward_list) יש גם שיטה rbegin המחזירה איטרטור לסוף המיכל ושיטה rend המחזירה איטרטור ל<text:span text:style-name="T6">לפני </text:span>תחילת המיכל (עבור איטרציה בסדר הפוך).</text:p>
      <text:p text:style-name="P38">לכל איטרטור יש גם גירסה שהיא const - גירסה המאפשרת לקרוא את הפריטים במיכל אבל לא לשנות אותם.<text:span text:style-name="T31"> אפשר לגשת אליה ע"י cbegin, cend, crbegin, crend.</text:span></text:p>
      <text:p text:style-name="P38"/>
      <text:p text:style-name="P80">כשרוצים להכניס פרט באמצע מיכל כלשהו (לא בסוף או בהתחלה), משתמשים בדרך-כלל באיטרטור שאומר איפה בדיוק להכניס.</text:p>
      <text:list xml:id="list5342454346535762753" text:style-name="L12">
        <text:list-item>
          <text:p text:style-name="P81"><text:span text:style-name="T32">כדי להכניס פריט לפני המקום שהאיטרטור i מצביע עליו - </text:span><text:span text:style-name="T33">c.insert(</text:span><text:span text:style-name="T36">i</text:span><text:span text:style-name="T33">,x)</text:span></text:p>
        </text:list-item>
        <text:list-item>
          <text:p text:style-name="P81"><text:span text:style-name="T32">כדי להכניס פריטים בקטע החצי-פתוח מ-first ל-last - <text:s text:c="2"/></text:span><text:span text:style-name="T33">c.insert(</text:span><text:span text:style-name="T36">i</text:span><text:span text:style-name="T33">,</text:span><text:span text:style-name="T36">first,last</text:span><text:span text:style-name="T33">) </text:span></text:p>
        </text:list-item>
        <text:list-item>
          <text:p text:style-name="P82"><text:span text:style-name="T33">אותו הדבר עם מחיקה - erase</text:span><text:span text:style-name="T34">.</text:span></text:p>
        </text:list-item>
        <text:list-item>
          <text:p text:style-name="P83">אותו הדבר עם הכנסה במקום - emplace.</text:p>
        </text:list-item>
      </text:list>
      <text:p text:style-name="P39"><text:span text:style-name="T33">הפונקציות insert, erase, emplace עובדות בצורה דומה בכל המיכלים התומכים בהם (ראו טבלה ב http://www.cplusplus.com/reference/stl )</text:span><text:span text:style-name="T35">, אלא שהן שומרות על השמורה של המיכל. כך למשל, אם מנסים להכניס איבר למיכל מסודר, והאיטרטור שנותנים ל-insert מצביע למקום הלא נכון מבחינת הסדר - האיטרטור הזה ישמש רק כרמז (hint), החיפוש יתחיל משם אבל בסופו של דבר הפריט יוכנס למקום הנכון לפי הסדר.</text:span></text:p>
      <text:p text:style-name="P52"/>
      <text:p text:style-name="Heading_20_3">תקינות איטרטורים</text:p>
      <text:p text:style-name="P35">כש­עובדים עם איטרטורים, חשוב לוודא שהם <text:span text:style-name="T6">תקינים</text:span>. מתי איטרטור עלול להיות לא-תקין? למשל, כשתוך כדי לולאה, אנחנו מוחקים את האיבר שהאיטרטור מצביע עליו<text:span text:style-name="T37">:</text:span></text:p>
      <text:list xml:id="list130631045722681297" text:style-name="L13">
        <text:list-item>
          <text:p text:style-name="P84">ברשימה, מפה וקבוצה - האיטרטור <text:span text:style-name="T37">מכיל פוינטר המצביע למקום לא מאותחל בזיכרון - שגיאה חמורה.</text:span></text:p>
        </text:list-item>
        <text:list-item>
          <text:p text:style-name="P84">בוקטור - האיטרטור מצביע לאיבר הבא אחרי האיבר שמחקנו<text:span text:style-name="T37"> - לא שגיאה כל-כך חמורה, אבל עדיין לא מה שרצינו.</text:span></text:p>
        </text:list-item>
      </text:list>
      <text:p text:style-name="P36">אז מה עושים? החל מ- C++11, השיטה erase מחזירה איטרטור מעודכן ותקין לאחרי המחיקה. צריך פשוט לשים את האיטרטור הזה באיטרטור שלנו. ראו דוגמת קוד <text:span text:style-name="T39">במצגת ו </text:span>כאן: <text:span text:style-name="T38">https://stackoverflow.com/q/2874441/827927</text:span></text:p>
      <text:p text:style-name="P36"/>
      <text:p text:style-name="P46">איטרטורים על מפה</text:p>
      <text:p text:style-name="P50">כשמשתמשים באיטרטור i על מפה (map), הסוג של *i הוא זוג (pair) של מפתח+ערך.</text:p>
      <text:p text:style-name="P49"/>
      <text:p text:style-name="P48">איטרטורים על <text:span text:style-name="T40">מיכלים אסוציאטיביים</text:span></text:p>
      <text:p text:style-name="P41">למיכלים אסוציאטיביים, כמו מפה או קבוצה, יש שיטות מיוחדות שמחזירות איטרטורים:</text:p>
      <text:list xml:id="list5567345137368172073" text:style-name="L14">
        <text:list-item>
          <text:p text:style-name="P85">find - מקבל מפתח, מחזיר איטרטור לערך המתאים או <text:span text:style-name="T41">end()</text:span> אם הערך לא נמצא.</text:p>
        </text:list-item>
        <text:list-item>
          <text:p text:style-name="P86">lower_bound - מקבל מפתח, מחזיר איטרטור לערך הכי קטן שהוא שווה או גדול מהמפתח.</text:p>
        </text:list-item>
        <text:list-item>
          <text:p text:style-name="P86">upper_bound - מקבל מפתח, מחזיר איטרטור לערך הכי קטן שהוא גדול ממש מהמפתח.</text:p>
        </text:list-item>
      </text:list>
      <text:p text:style-name="P42">ראו תיקיה 5.</text:p>
      <text:p text:style-name="P42"/>
      <text:p text:style-name="Heading_20_2">מתאמים</text:p>
      <text:p text:style-name="Text_20_body">מתאם<text:span text:style-name="T42"> (adaptor) הוא דגם-עיצוב שנועד להתאים מחלקה נתונה לממשק רצוי. <text:s/>בספריה התקנית יש כמה מתאמים, למשל:</text:span></text:p>
      <text:list xml:id="list9131062319153732353" text:style-name="L15">
        <text:list-item>
          <text:p text:style-name="P87">stack - מתאם ההופך כל מיכל סדרתי למחסנית ע"י הוספת שיטות push, pop<text:span text:style-name="T43"> (השיטה pop שולפת את האיבר הכי חדש בתור).</text:span></text:p>
        </text:list-item>
        <text:list-item>
          <text:p text:style-name="P87">queue - מתאם ההופך כל מיכל סדרתי לתור חד-כיווני ע"י הוספת שיטות push, pop<text:span text:style-name="T43"> (השיטה pop שולפת את האיבר הכי ישן בתור).</text:span></text:p>
        </text:list-item>
      </text:list>
      <text:p text:style-name="Text_20_body"/>
      <text:p text:style-name="P49"/>
      <text:p text:style-name="P43">מקורות</text:p>
      <text:list xml:id="list4825067974575730181" text:style-name="L16">
        <text:list-item>
          <text:p text:style-name="P88">מצג<text:span text:style-name="T2">ו</text:span>ת של<text:span text:style-name="T1"> </text:span>אופיר פלא.</text:p>
        </text:list-item>
        <text:list-item>
          <text:p text:style-name="P89">Peter Gottschling, "Discovering Modern C++", chapter <text:span text:style-name="T3">4</text:span>.</text:p>
        </text:list-item>
        <text:list-item>
          <text:p text:style-name="P90">תיעוד הספריה התקנית באתר cplusplus.com.</text:p>
        </text:list-item>
        <text:list-item>
          <text:p text:style-name="P91">מחיקה תוך כדי ריצה https://stackoverflow.com/q/2874441/827927</text:p>
        </text:list-item>
      </text:list>
      <text:p text:style-name="P4"/>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29T13:25:15.116073802</dc:date>
    <meta:editing-duration>P10DT3H51M11S</meta:editing-duration>
    <meta:editing-cycles>1315</meta:editing-cycles>
    <meta:document-statistic meta:table-count="0" meta:image-count="0" meta:object-count="0" meta:page-count="1" meta:paragraph-count="128" meta:word-count="2044" meta:character-count="11928" meta:non-whitespace-character-count="10031"/>
  </office:meta>
</office:document-meta>
</file>